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8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ta2" style:family="table" style:master-page-name="PageStyle_5f_2025">
      <style:table-properties table:display="true" style:writing-mode="lr-tb"/>
    </style:style>
    <style:style style:name="ce9" style:family="table-cell" style:parent-style-name="Default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8f4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8f4f4" style:rotation-align="none"/>
      <style:text-properties fo:color="#c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8f4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117">
      <style:table-cell-properties fo:background-color="#f8f4f4" style:rotation-align="none"/>
      <style:text-properties fo:color="#c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&quot;OK&quot;" style:apply-style-name="Good" style:base-cell-address="'2024'.D1"/>
    </style:style>
    <style:style style:name="ce38" style:family="table-cell" style:parent-style-name="Default">
      <style:table-cell-properties fo:background-color="#f8f4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  <style:map style:condition="cell-content()=&quot;OK&quot;" style:apply-style-name="Good" style:base-cell-address="'2024'.D1"/>
    </style:style>
    <style:style style:name="ce43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&quot;OK&quot;" style:apply-style-name="Good" style:base-cell-address="'2024'.D1"/>
    </style:style>
    <style:style style:name="ce40" style:family="table-cell" style:parent-style-name="Default" style:data-style-name="N117">
      <style:table-cell-properties fo:background-color="#f8f4f4" style:rotation-align="none"/>
      <style:text-properties fo:color="#c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&quot;OK&quot;" style:apply-style-name="Good" style:base-cell-address="'2024'.D1"/>
    </style:style>
    <style:style style:name="ce44" style:family="table-cell" style:parent-style-name="Default">
      <style:table-cell-properties fo:background-color="#f8f4f4" style:rotation-align="none"/>
      <style:text-properties fo:color="#156082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accent1" loext:color-type="theme"/>
      </style:text-properties>
    </style:style>
    <style:style style:name="ce45" style:family="table-cell" style:parent-style-name="Default" style:data-style-name="N117">
      <style:table-cell-properties fo:background-color="#f8f4f4" style:rotation-align="none"/>
      <style:text-properties fo:color="#156082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accent1" loext:color-type="theme"/>
      </style:text-properties>
    </style:style>
    <style:style style:name="ce49" style:family="table-cell" style:parent-style-name="Default" style:data-style-name="N117">
      <style:table-cell-properties fo:background-color="#f8f4f4" style:rotation-align="none"/>
      <style:text-properties fo:color="#156082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accent1" loext:color-type="theme"/>
      </style:text-properties>
      <style:map style:condition="cell-content()=&quot;OK&quot;" style:apply-style-name="Good" style:base-cell-address="'2024'.D1"/>
    </style:style>
    <style:style style:name="ce50" style:family="table-cell" style:parent-style-name="Excel_20_Built-in_20_Currency" style:data-style-name="N117">
      <style:table-cell-properties fo:background-color="#f8f4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50" style:base-cell-address="'2024'.H16"/>
      <style:map style:condition="cell-content()&lt;0" style:apply-style-name="ConditionalStyle_5f_49" style:base-cell-address="'2024'.H16"/>
      <style:map style:condition="cell-content()&gt;0" style:apply-style-name="ConditionalStyle_5f_48" style:base-cell-address="'2024'.H16"/>
    </style:style>
    <style:style style:name="ce52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47" style:base-cell-address="'2024'.H34"/>
      <style:map style:condition="cell-content()&lt;0" style:apply-style-name="ConditionalStyle_5f_46" style:base-cell-address="'2024'.H34"/>
      <style:map style:condition="cell-content()&gt;0" style:apply-style-name="ConditionalStyle_5f_45" style:base-cell-address="'2024'.H34"/>
    </style:style>
    <style:style style:name="ce53" style:family="table-cell" style:parent-style-name="Default" style:data-style-name="N117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44" style:base-cell-address="'2024'.H50"/>
      <style:map style:condition="cell-content()&lt;0" style:apply-style-name="ConditionalStyle_5f_43" style:base-cell-address="'2024'.H50"/>
      <style:map style:condition="cell-content()&gt;0" style:apply-style-name="ConditionalStyle_5f_42" style:base-cell-address="'2024'.H50"/>
    </style:style>
    <style:style style:name="ce54" style:family="table-cell" style:parent-style-name="Default">
      <style:table-cell-properties fo:background-color="#f8f4f4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f2f2f2" style:rotation-align="none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17">
      <style:table-cell-properties fo:background-color="#f2f2f2" style:rotation-align="none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17">
      <style:table-cell-properties style:rotation-align="none"/>
      <style:text-properties fo:color="#c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156082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accent1" loext:color-type="theme"/>
      </style:text-properties>
    </style:style>
    <style:style style:name="ce15" style:family="table-cell" style:parent-style-name="Default" style:data-style-name="N117">
      <style:table-cell-properties style:rotation-align="none"/>
      <style:text-properties fo:color="#156082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accent1" loext:color-type="theme"/>
      </style:text-properties>
    </style:style>
    <style:style style:name="ce17" style:family="table-cell" style:parent-style-name="Excel_20_Built-in_20_Currency" style:data-style-name="N117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41" style:base-cell-address="'2025'.F17"/>
      <style:map style:condition="cell-content()&lt;0" style:apply-style-name="ConditionalStyle_5f_40" style:base-cell-address="'2025'.F17"/>
      <style:map style:condition="cell-content()&gt;0" style:apply-style-name="ConditionalStyle_5f_39" style:base-cell-address="'2025'.F17"/>
    </style:style>
    <style:style style:name="ce24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38" style:base-cell-address="'2025'.F34"/>
      <style:map style:condition="cell-content()&lt;0" style:apply-style-name="ConditionalStyle_5f_37" style:base-cell-address="'2025'.F34"/>
      <style:map style:condition="cell-content()&gt;0" style:apply-style-name="ConditionalStyle_5f_36" style:base-cell-address="'2025'.F34"/>
    </style:style>
    <style:style style:name="ce25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35" style:base-cell-address="'2025'.F50"/>
      <style:map style:condition="cell-content()&lt;0" style:apply-style-name="ConditionalStyle_5f_34" style:base-cell-address="'2025'.F50"/>
      <style:map style:condition="cell-content()&gt;0" style:apply-style-name="ConditionalStyle_5f_33" style:base-cell-address="'2025'.F50"/>
    </style:style>
    <style:style style:name="ce26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32" style:base-cell-address="'2025'.F66"/>
      <style:map style:condition="cell-content()&lt;0" style:apply-style-name="ConditionalStyle_5f_31" style:base-cell-address="'2025'.F66"/>
      <style:map style:condition="cell-content()&gt;0" style:apply-style-name="ConditionalStyle_5f_30" style:base-cell-address="'2025'.F66"/>
    </style:style>
    <style:style style:name="ce27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29" style:base-cell-address="'2025'.F82"/>
      <style:map style:condition="cell-content()&lt;0" style:apply-style-name="ConditionalStyle_5f_28" style:base-cell-address="'2025'.F82"/>
      <style:map style:condition="cell-content()&gt;0" style:apply-style-name="ConditionalStyle_5f_27" style:base-cell-address="'2025'.F82"/>
    </style:style>
    <style:style style:name="ce28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26" style:base-cell-address="'2025'.F98"/>
      <style:map style:condition="cell-content()&lt;0" style:apply-style-name="ConditionalStyle_5f_25" style:base-cell-address="'2025'.F98"/>
      <style:map style:condition="cell-content()&gt;0" style:apply-style-name="ConditionalStyle_5f_24" style:base-cell-address="'2025'.F98"/>
    </style:style>
    <style:style style:name="ce29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23" style:base-cell-address="'2025'.F114"/>
      <style:map style:condition="cell-content()&lt;0" style:apply-style-name="ConditionalStyle_5f_22" style:base-cell-address="'2025'.F114"/>
      <style:map style:condition="cell-content()&gt;0" style:apply-style-name="ConditionalStyle_5f_21" style:base-cell-address="'2025'.F114"/>
    </style:style>
    <style:style style:name="ce30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20" style:base-cell-address="'2025'.F130"/>
      <style:map style:condition="cell-content()&lt;0" style:apply-style-name="ConditionalStyle_5f_19" style:base-cell-address="'2025'.F130"/>
      <style:map style:condition="cell-content()&gt;0" style:apply-style-name="ConditionalStyle_5f_18" style:base-cell-address="'2025'.F130"/>
    </style:style>
    <style:style style:name="ce31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17" style:base-cell-address="'2025'.F146"/>
      <style:map style:condition="cell-content()&lt;0" style:apply-style-name="ConditionalStyle_5f_16" style:base-cell-address="'2025'.F146"/>
      <style:map style:condition="cell-content()&gt;0" style:apply-style-name="ConditionalStyle_5f_15" style:base-cell-address="'2025'.F146"/>
    </style:style>
    <style:style style:name="ce19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14" style:base-cell-address="'2025'.F162"/>
      <style:map style:condition="cell-content()&lt;0" style:apply-style-name="ConditionalStyle_5f_13" style:base-cell-address="'2025'.F162"/>
      <style:map style:condition="cell-content()&gt;0" style:apply-style-name="ConditionalStyle_5f_12" style:base-cell-address="'2025'.F162"/>
    </style:style>
    <style:style style:name="ce20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11" style:base-cell-address="'2025'.F178"/>
      <style:map style:condition="cell-content()&lt;0" style:apply-style-name="ConditionalStyle_5f_10" style:base-cell-address="'2025'.F178"/>
      <style:map style:condition="cell-content()&gt;0" style:apply-style-name="ConditionalStyle_5f_9" style:base-cell-address="'2025'.F178"/>
    </style:style>
    <style:style style:name="ce21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8" style:base-cell-address="'2025'.F194"/>
      <style:map style:condition="cell-content()&lt;0" style:apply-style-name="ConditionalStyle_5f_7" style:base-cell-address="'2025'.F194"/>
      <style:map style:condition="cell-content()&gt;0" style:apply-style-name="ConditionalStyle_5f_6" style:base-cell-address="'2025'.F194"/>
    </style:style>
    <style:style style:name="ce22" style:family="table-cell" style:parent-style-name="Default">
      <style:table-cell-properties fo:background-color="#f2f2f2" style:rotation-align="none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000000" style:text-outline="false" style:text-line-through-style="none" style:text-line-through-type="none" style:font-name="Aptos Narro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34"/>
        <table:table-column table:style-name="co4" table:default-cell-style-name="ce37"/>
        <table:table-column table:style-name="co5" table:default-cell-style-name="ce9"/>
        <table:table-column table:style-name="co3" table:default-cell-style-name="ce34"/>
        <table:table-column table:style-name="co4" table:default-cell-style-name="ce37"/>
        <table:table-column table:style-name="co3" table:default-cell-style-name="ce50"/>
        <table:table-column table:style-name="co6" table:default-cell-style-name="ce9"/>
        <table:table-column table:style-name="co6" table:visibility="collapse" table:number-columns-repeated="16375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7" table:number-rows-spanned="1">
            <text:p>Outubro</text:p>
          </table:table-cell>
          <table:covered-table-cell table:style-name="ce35"/>
          <table:covered-table-cell table:style-name="ce38"/>
          <table:covered-table-cell table:number-columns-repeated="2" table:style-name="ce35"/>
          <table:covered-table-cell table:style-name="ce38"/>
          <table:covered-table-cell table:style-name="ce35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p. Discrição</text:p>
          </table:table-cell>
          <table:table-cell office:value-type="string" office:string-value="Despesa" calcext:value-type="string">
            <text:p><text:s/>Despesa </text:p>
          </table:table-cell>
          <table:table-cell table:style-name="ce43" office:value-type="string" office:string-value="*" calcext:value-type="string">
            <text:p><text:s/>* </text:p>
          </table:table-cell>
          <table:table-cell office:value-type="string" calcext:value-type="string">
            <text:p>Reic. Descrição</text:p>
          </table:table-cell>
          <table:table-cell office:value-type="string" office:string-value="Receita" calcext:value-type="string">
            <text:p><text:s/>Receita </text:p>
          </table:table-cell>
          <table:table-cell table:style-name="ce43" office:value-type="string" office:string-value="¬" calcext:value-type="string">
            <text:p><text:s/>¬ </text:p>
          </table:table-cell>
          <table:table-cell office:value-type="string" office:string-value="..." calcext:value-type="string">
            <text:p><text:s/>... 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Bradesco</text:p>
          </table:table-cell>
          <table:table-cell office:value-type="float" office:value="12.99" calcext:value-type="float">
            <text:p><text:s/>R$ 12,99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Salário Nassau</text:p>
          </table:table-cell>
          <table:table-cell office:value-type="float" office:value="1186" calcext:value-type="float">
            <text:p><text:s/>R$ 1.186,00 </text:p>
          </table:table-cell>
          <table:table-cell office:value-type="string" office:string-value="OK" calcext:value-type="string">
            <text:p><text:s/>OK </text:p>
          </table:table-cell>
          <table:table-cell table:style-name="ce3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Jhon</text:p>
          </table:table-cell>
          <table:table-cell office:value-type="float" office:value="482.69" calcext:value-type="float">
            <text:p><text:s/>R$ 482,69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Seguro Desemprego</text:p>
          </table:table-cell>
          <table:table-cell office:value-type="float" office:value="1412" calcext:value-type="float">
            <text:p><text:s/>R$ 1.412,00 </text:p>
          </table:table-cell>
          <table:table-cell office:value-type="string" office:string-value="OK" calcext:value-type="string">
            <text:p><text:s/>OK </text:p>
          </table:table-cell>
          <table:table-cell table:style-name="ce3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Nath</text:p>
          </table:table-cell>
          <table:table-cell office:value-type="float" office:value="665.64" calcext:value-type="float">
            <text:p><text:s/>R$ 665,64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Juliano - Ajuda</text:p>
          </table:table-cell>
          <table:table-cell office:value-type="float" office:value="50" calcext:value-type="float">
            <text:p><text:s/>R$ 5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elba</text:p>
          </table:table-cell>
          <table:table-cell office:value-type="float" office:value="194" calcext:value-type="float">
            <text:p><text:s/>R$ 194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Carlucio - Divida</text:p>
          </table:table-cell>
          <table:table-cell office:value-type="float" office:value="150" calcext:value-type="float">
            <text:p><text:s/>R$ 15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mbasa</text:p>
          </table:table-cell>
          <table:table-cell office:value-type="float" office:value="80" calcext:value-type="float">
            <text:p><text:s/>R$ 80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Caixinha Nu</text:p>
          </table:table-cell>
          <table:table-cell office:value-type="float" office:value="789.4" calcext:value-type="float">
            <text:p><text:s/>R$ 789,4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stácio - Jhon</text:p>
          </table:table-cell>
          <table:table-cell office:value-type="float" office:value="376.07" calcext:value-type="float">
            <text:p><text:s/>R$ 376,07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Carlucio - Divida</text:p>
          </table:table-cell>
          <table:table-cell office:value-type="float" office:value="150" calcext:value-type="float">
            <text:p><text:s/>R$ 15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stácio - Nath</text:p>
          </table:table-cell>
          <table:table-cell office:value-type="float" office:value="174.31" calcext:value-type="float">
            <text:p><text:s/>R$ 174,31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iper - Nath</text:p>
          </table:table-cell>
          <table:table-cell office:value-type="float" office:value="718.42" calcext:value-type="float">
            <text:p><text:s/>R$ 718,42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iper - Nilvan</text:p>
          </table:table-cell>
          <table:table-cell table:formula="of:=260" office:value-type="float" office:value="260" calcext:value-type="float">
            <text:p><text:s/>R$ 26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gazine Luiza</text:p>
          </table:table-cell>
          <table:table-cell office:value-type="float" office:value="104" calcext:value-type="float">
            <text:p><text:s/>R$ 104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ilva Calçados</text:p>
          </table:table-cell>
          <table:table-cell table:formula="of:=91*3" office:value-type="float" office:value="273" calcext:value-type="float">
            <text:p><text:s/>R$ 273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float" office:value="201" calcext:value-type="float">
            <text:p><text:s/>R$ 201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80"/>
        </table:table-row>
        <table:table-row table:style-name="ro1">
          <table:table-cell/>
          <table:table-cell table:style-name="ce33" office:value-type="string" calcext:value-type="string">
            <text:p>Total</text:p>
          </table:table-cell>
          <table:table-cell table:style-name="ce36" table:formula="of:=SUBTOTAL(109;[$'2024'.$C$4:.$C$15])" office:value-type="float" office:value="3542.12" calcext:value-type="float">
            <text:p><text:s/>R$ 3.542,12 </text:p>
          </table:table-cell>
          <table:table-cell table:style-name="ce40"/>
          <table:table-cell table:style-name="ce44" office:value-type="string" calcext:value-type="string">
            <text:p>Total</text:p>
          </table:table-cell>
          <table:table-cell table:style-name="ce45" table:formula="of:=SUBTOTAL(109;[$'2024'.$F$4:.$F$15])" office:value-type="float" office:value="3737.4" calcext:value-type="float">
            <text:p><text:s/>R$ 3.737,40 </text:p>
          </table:table-cell>
          <table:table-cell table:style-name="ce49"/>
          <table:table-cell table:style-name="ce51" table:formula="of:=SUBTOTAL(109;[$'2024'.$H$4:.$H$15])+[$'2024'.$F$16]-[$'2024'.$C$16]" office:value-type="float" office:value="195.28" calcext:value-type="float">
            <text:p><text:s/>R$ 195,28 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34"/>
          <table:table-cell table:number-columns-repeated="16376"/>
        </table:table-row>
        <table:table-row table:style-name="ro1">
          <table:table-cell/>
          <table:table-cell table:style-name="ce32" office:value-type="string" calcext:value-type="string" table:number-columns-spanned="7" table:number-rows-spanned="1">
            <text:p>Novembro</text:p>
          </table:table-cell>
          <table:covered-table-cell table:style-name="ce35"/>
          <table:covered-table-cell table:style-name="ce38"/>
          <table:covered-table-cell table:number-columns-repeated="2" table:style-name="ce35"/>
          <table:covered-table-cell table:style-name="ce38"/>
          <table:covered-table-cell table:style-name="ce35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p. Discrição</text:p>
          </table:table-cell>
          <table:table-cell office:value-type="string" office:string-value="Despesa" calcext:value-type="string">
            <text:p><text:s/>Despesa </text:p>
          </table:table-cell>
          <table:table-cell table:style-name="ce43" office:value-type="string" office:string-value="*" calcext:value-type="string">
            <text:p><text:s/>* </text:p>
          </table:table-cell>
          <table:table-cell office:value-type="string" calcext:value-type="string">
            <text:p>Reic. Descrição</text:p>
          </table:table-cell>
          <table:table-cell office:value-type="string" office:string-value="Receita" calcext:value-type="string">
            <text:p><text:s/>Receita </text:p>
          </table:table-cell>
          <table:table-cell table:style-name="ce43" office:value-type="string" office:string-value="¬" calcext:value-type="string">
            <text:p><text:s/>¬ </text:p>
          </table:table-cell>
          <table:table-cell office:value-type="string" office:string-value="..." calcext:value-type="string">
            <text:p><text:s/>... 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Bradesco</text:p>
          </table:table-cell>
          <table:table-cell office:value-type="float" office:value="322.52" calcext:value-type="float">
            <text:p><text:s/>R$ 322,52 </text:p>
          </table:table-cell>
          <table:table-cell/>
          <table:table-cell office:value-type="string" calcext:value-type="string">
            <text:p>Salário Nassau</text:p>
          </table:table-cell>
          <table:table-cell office:value-type="float" office:value="1186" calcext:value-type="float">
            <text:p><text:s/>R$ 1.186,00 </text:p>
          </table:table-cell>
          <table:table-cell office:value-type="string" office:string-value="OK" calcext:value-type="string">
            <text:p><text:s/>OK </text:p>
          </table:table-cell>
          <table:table-cell table:style-name="ce34" table:formula="of:=[$'2024'.$H$16]" office:value-type="float" office:value="195.28" calcext:value-type="float">
            <text:p><text:s/>R$ 195,28 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Jhon</text:p>
          </table:table-cell>
          <table:table-cell office:value-type="float" office:value="805.2" calcext:value-type="float">
            <text:p><text:s/>R$ 805,2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Seguro Desemprego</text:p>
          </table:table-cell>
          <table:table-cell office:value-type="float" office:value="1412" calcext:value-type="float">
            <text:p><text:s/>R$ 1.412,00 </text:p>
          </table:table-cell>
          <table:table-cell office:value-type="string" office:string-value="OK" calcext:value-type="string">
            <text:p><text:s/>OK </text:p>
          </table:table-cell>
          <table:table-cell table:style-name="ce3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Nath</text:p>
          </table:table-cell>
          <table:table-cell office:value-type="float" office:value="415.11" calcext:value-type="float">
            <text:p><text:s/>R$ 415,11 </text:p>
          </table:table-cell>
          <table:table-cell/>
          <table:table-cell office:value-type="string" calcext:value-type="string">
            <text:p>Juliano – Hiper</text:p>
          </table:table-cell>
          <table:table-cell office:value-type="float" office:value="72.52" calcext:value-type="float">
            <text:p><text:s/>R$ 72,52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elba</text:p>
          </table:table-cell>
          <table:table-cell office:value-type="float" office:value="215.13" calcext:value-type="float">
            <text:p><text:s/>R$ 215,13 </text:p>
          </table:table-cell>
          <table:table-cell/>
          <table:table-cell office:value-type="string" calcext:value-type="string">
            <text:p>Karim – Casa</text:p>
          </table:table-cell>
          <table:table-cell table:formula="of:=71.71+43.12" office:value-type="float" office:value="114.83" calcext:value-type="float">
            <text:p><text:s/>R$ 114,83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mbasa</text:p>
          </table:table-cell>
          <table:table-cell office:value-type="float" office:value="129.35" calcext:value-type="float">
            <text:p><text:s/>R$ 129,35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Jhon – Bico</text:p>
          </table:table-cell>
          <table:table-cell office:value-type="float" office:value="80" calcext:value-type="float">
            <text:p><text:s/>R$ 8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stácio - Jhon</text:p>
          </table:table-cell>
          <table:table-cell office:value-type="float" office:value="376.07" calcext:value-type="float">
            <text:p><text:s/>R$ 376,07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Juliano - Sushi</text:p>
          </table:table-cell>
          <table:table-cell office:value-type="float" office:value="190" calcext:value-type="float">
            <text:p><text:s/>R$ 19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stácio - Nath</text:p>
          </table:table-cell>
          <table:table-cell office:value-type="float" office:value="174.31" calcext:value-type="float">
            <text:p><text:s/>R$ 174,31 </text:p>
          </table:table-cell>
          <table:table-cell/>
          <table:table-cell office:value-type="string" calcext:value-type="string">
            <text:p>Juliano - Remédio</text:p>
          </table:table-cell>
          <table:table-cell office:value-type="float" office:value="50" calcext:value-type="float">
            <text:p><text:s/>R$ 5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per - Nath</text:p>
          </table:table-cell>
          <table:table-cell office:value-type="float" office:value="897.65" calcext:value-type="float">
            <text:p><text:s/>R$ 897,65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Karim</text:p>
          </table:table-cell>
          <table:table-cell table:formula="of:=10+69.5" office:value-type="float" office:value="79.5" calcext:value-type="float">
            <text:p><text:s/>R$ 79,5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per - Nilvan</text:p>
          </table:table-cell>
          <table:table-cell office:value-type="float" office:value="159.3" calcext:value-type="float">
            <text:p><text:s/>R$ 159,3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Nilvan</text:p>
          </table:table-cell>
          <table:table-cell office:value-type="float" office:value="215" calcext:value-type="float">
            <text:p><text:s/>R$ 215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Magazine Luiza</text:p>
          </table:table-cell>
          <table:table-cell office:value-type="float" office:value="104" calcext:value-type="float">
            <text:p><text:s/>R$ 104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Iracema – Aniversário</text:p>
          </table:table-cell>
          <table:table-cell office:value-type="float" office:value="200" calcext:value-type="float">
            <text:p><text:s/>R$ 20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float" office:value="201" calcext:value-type="float">
            <text:p><text:s/>R$ 201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Pollyana – Pão</text:p>
          </table:table-cell>
          <table:table-cell office:value-type="float" office:value="42" calcext:value-type="float">
            <text:p><text:s/>R$ 42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arin</text:p>
          </table:table-cell>
          <table:table-cell table:formula="of:=28.4" office:value-type="float" office:value="28.4" calcext:value-type="float">
            <text:p><text:s/>R$ 28,4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Bia – Aniversário</text:p>
          </table:table-cell>
          <table:table-cell office:value-type="float" office:value="17" calcext:value-type="float">
            <text:p><text:s/>R$ 17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niversário</text:p>
          </table:table-cell>
          <table:table-cell table:formula="of:=70+70+5+17" office:value-type="float" office:value="162" calcext:value-type="float">
            <text:p><text:s/>R$ 162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Tio Nelton</text:p>
          </table:table-cell>
          <table:table-cell office:value-type="float" office:value="50" calcext:value-type="float">
            <text:p><text:s/>R$ 5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Bia Bolo</text:p>
          </table:table-cell>
          <table:table-cell office:value-type="float" office:value="17" calcext:value-type="float">
            <text:p><text:s/>R$ 17,00 </text:p>
          </table:table-cell>
          <table:table-cell office:value-type="string" office:string-value="OK" calcext:value-type="string">
            <text:p><text:s/>OK </text:p>
          </table:table-cell>
          <table:table-cell office:value-type="string" calcext:value-type="string">
            <text:p>Karin – Sanduicheira</text:p>
          </table:table-cell>
          <table:table-cell office:value-type="float" office:value="10" calcext:value-type="float">
            <text:p><text:s/>R$ 10,00 </text:p>
          </table:table-cell>
          <table:table-cell office:value-type="string" office:string-value="OK" calcext:value-type="string">
            <text:p><text:s/>OK </text:p>
          </table:table-cell>
          <table:table-cell table:number-columns-repeated="16377"/>
        </table:table-row>
        <table:table-row table:style-name="ro1">
          <table:table-cell/>
          <table:table-cell table:style-name="ce33" office:value-type="string" calcext:value-type="string">
            <text:p>Total</text:p>
          </table:table-cell>
          <table:table-cell table:style-name="ce36" table:formula="of:=SUBTOTAL(109;[$'2024'.$C$20:.$C$30])" office:value-type="float" office:value="3799.64" calcext:value-type="float">
            <text:p><text:s/>R$ 3.799,64 </text:p>
          </table:table-cell>
          <table:table-cell table:style-name="ce40"/>
          <table:table-cell table:style-name="ce44" office:value-type="string" calcext:value-type="string">
            <text:p>Total</text:p>
          </table:table-cell>
          <table:table-cell table:style-name="ce45" table:formula="of:=SUBTOTAL(109;[$'2024'.$F$20:.$F$32])" office:value-type="float" office:value="3708.85" calcext:value-type="float">
            <text:p><text:s/>R$ 3.708,85 </text:p>
          </table:table-cell>
          <table:table-cell table:style-name="ce49"/>
          <table:table-cell table:style-name="ce52" table:formula="of:=SUBTOTAL(109;[$'2024'.$H$20:.$H$32])+[$'2024'.$F$34]-[$'2024'.$C$34]" office:value-type="float" office:value="104.49" calcext:value-type="float">
            <text:p><text:s/>R$ 104,49 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7" table:number-rows-spanned="1">
            <text:p>Dezembro</text:p>
          </table:table-cell>
          <table:covered-table-cell table:style-name="ce35"/>
          <table:covered-table-cell table:style-name="ce38"/>
          <table:covered-table-cell table:number-columns-repeated="2" table:style-name="ce35"/>
          <table:covered-table-cell table:style-name="ce38"/>
          <table:covered-table-cell table:style-name="ce35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p. Discrição</text:p>
          </table:table-cell>
          <table:table-cell office:value-type="string" office:string-value="Despesa" calcext:value-type="string">
            <text:p><text:s/>Despesa </text:p>
          </table:table-cell>
          <table:table-cell table:style-name="ce43" office:value-type="string" office:string-value="*" calcext:value-type="string">
            <text:p><text:s/>* </text:p>
          </table:table-cell>
          <table:table-cell office:value-type="string" calcext:value-type="string">
            <text:p>Reic. Descrição</text:p>
          </table:table-cell>
          <table:table-cell office:value-type="string" office:string-value="Receita" calcext:value-type="string">
            <text:p><text:s/>Receita </text:p>
          </table:table-cell>
          <table:table-cell table:style-name="ce43" office:value-type="string" office:string-value="¬" calcext:value-type="string">
            <text:p><text:s/>¬ </text:p>
          </table:table-cell>
          <table:table-cell office:value-type="string" office:string-value="..." calcext:value-type="string">
            <text:p><text:s/>... </text:p>
          </table:table-cell>
          <table:table-cell table:number-columns-repeated="16376"/>
        </table:table-row>
        <table:table-row table:style-name="ro1">
          <table:table-cell table:style-name="ce34"/>
          <table:table-cell office:value-type="string" calcext:value-type="string">
            <text:p>Bradesco</text:p>
          </table:table-cell>
          <table:table-cell office:value-type="float" office:value="12.99" calcext:value-type="float">
            <text:p><text:s/>R$ 12,99 </text:p>
          </table:table-cell>
          <table:table-cell/>
          <table:table-cell office:value-type="string" calcext:value-type="string">
            <text:p>Salário Nassau</text:p>
          </table:table-cell>
          <table:table-cell office:value-type="float" office:value="1190" calcext:value-type="float">
            <text:p><text:s/>R$ 1.190,00 </text:p>
          </table:table-cell>
          <table:table-cell/>
          <table:table-cell table:style-name="ce34" table:formula="of:=[$'2024'.$H$34]" office:value-type="float" office:value="104.49" calcext:value-type="float">
            <text:p><text:s/>R$ 104,49 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Jhon</text:p>
          </table:table-cell>
          <table:table-cell table:formula="of:=87.2+342.59+180+44" office:value-type="float" office:value="653.79" calcext:value-type="float">
            <text:p><text:s/>R$ 653,79 </text:p>
          </table:table-cell>
          <table:table-cell/>
          <table:table-cell office:value-type="string" calcext:value-type="string">
            <text:p>Juliano Hiper</text:p>
          </table:table-cell>
          <table:table-cell office:value-type="float" office:value="72.52" calcext:value-type="float">
            <text:p><text:s/>R$ 72,52 </text:p>
          </table:table-cell>
          <table:table-cell/>
          <table:table-cell table:style-name="ce3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artão Nu - Nath</text:p>
          </table:table-cell>
          <table:table-cell office:value-type="float" office:value="76.53" calcext:value-type="float">
            <text:p><text:s/>R$ 76,53 </text:p>
          </table:table-cell>
          <table:table-cell/>
          <table:table-cell office:value-type="string" calcext:value-type="string">
            <text:p>Guilherme</text:p>
          </table:table-cell>
          <table:table-cell office:value-type="float" office:value="180" calcext:value-type="float">
            <text:p><text:s/>R$ 18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elba</text:p>
          </table:table-cell>
          <table:table-cell table:number-columns-repeated="2"/>
          <table:table-cell office:value-type="string" calcext:value-type="string">
            <text:p>Nath – Bico</text:p>
          </table:table-cell>
          <table:table-cell office:value-type="float" office:value="40" calcext:value-type="float">
            <text:p><text:s/>R$ 4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mbasa</text:p>
          </table:table-cell>
          <table:table-cell table:number-columns-repeated="11"/>
          <table:table-cell table:style-name="ce5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stácio - Jhon</text:p>
          </table:table-cell>
          <table:table-cell office:value-type="float" office:value="376.07" calcext:value-type="float">
            <text:p><text:s/>R$ 376,07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stácio - Nath</text:p>
          </table:table-cell>
          <table:table-cell office:value-type="float" office:value="174.31" calcext:value-type="float">
            <text:p><text:s/>R$ 174,31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per - Nath</text:p>
          </table:table-cell>
          <table:table-cell office:value-type="float" office:value="97.36" calcext:value-type="float">
            <text:p><text:s/>R$ 97,36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per - Nilvan</text:p>
          </table:table-cell>
          <table:table-cell table:formula="of:=160+44.15" office:value-type="float" office:value="204.15" calcext:value-type="float">
            <text:p><text:s/>R$ 204,15 </text:p>
          </table:table-cell>
          <table:table-cell/>
          <table:table-cell office:value-type="string" calcext:value-type="string">
            <text:p>Frutas</text:p>
          </table:table-cell>
          <table:table-cell office:value-type="float" office:value="-60" calcext:value-type="float">
            <text:p>-R$ 6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gazine Luiza</text:p>
          </table:table-cell>
          <table:table-cell office:value-type="float" office:value="104" calcext:value-type="float">
            <text:p><text:s/>R$ 104,00 </text:p>
          </table:table-cell>
          <table:table-cell/>
          <table:table-cell office:value-type="string" calcext:value-type="string">
            <text:p>Estimativa: Luz/Água</text:p>
          </table:table-cell>
          <table:table-cell table:formula="of:=(-345/3)*2" office:value-type="float" office:value="-230" calcext:value-type="float">
            <text:p>-R$ 230,00 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arim</text:p>
          </table:table-cell>
          <table:table-cell office:value-type="float" office:value="28.4" calcext:value-type="float">
            <text:p><text:s/>R$ 28,40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lmoço das Mães</text:p>
          </table:table-cell>
          <table:table-cell office:value-type="float" office:value="25" calcext:value-type="float">
            <text:p><text:s/>R$ 25,00 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Total</text:p>
          </table:table-cell>
          <table:table-cell table:style-name="ce36" table:formula="of:=SUBTOTAL(109;[$'2024'.$C$38:.$C$47])" office:value-type="float" office:value="1699.2" calcext:value-type="float">
            <text:p><text:s/>R$ 1.699,20 </text:p>
          </table:table-cell>
          <table:table-cell table:style-name="ce40"/>
          <table:table-cell table:style-name="ce44" office:value-type="string" calcext:value-type="string">
            <text:p>Total</text:p>
          </table:table-cell>
          <table:table-cell table:style-name="ce45" table:formula="of:=SUBTOTAL(109;[$'2024'.$F$38:.$F$50])" office:value-type="float" office:value="1192.52" calcext:value-type="float">
            <text:p><text:s/>R$ 1.192,52 </text:p>
          </table:table-cell>
          <table:table-cell table:style-name="ce49"/>
          <table:table-cell table:style-name="ce53" table:formula="of:=SUBTOTAL(109;[$'2024'.$H$38:.$H$50])+[$'2024'.$F$50]-[$'2024'.$C$50]" office:value-type="float" office:value="-402.19" calcext:value-type="float">
            <text:p>-R$ 402,19 </text:p>
          </table:table-cell>
          <table:table-cell table:number-columns-repeated="16376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2024'.H50:'2024'.H50">
            <calcext:condition calcext:apply-style-name="ConditionalStyle_44" calcext:value="=0" calcext:base-cell-address="'2024'.H50"/>
            <calcext:condition calcext:apply-style-name="ConditionalStyle_43" calcext:value="&lt;0" calcext:base-cell-address="'2024'.H50"/>
            <calcext:condition calcext:apply-style-name="ConditionalStyle_42" calcext:value="&gt;0" calcext:base-cell-address="'2024'.H50"/>
          </calcext:conditional-format>
          <calcext:conditional-format calcext:target-range-address="'2024'.H34:'2024'.H34">
            <calcext:condition calcext:apply-style-name="ConditionalStyle_47" calcext:value="=0" calcext:base-cell-address="'2024'.H34"/>
            <calcext:condition calcext:apply-style-name="ConditionalStyle_46" calcext:value="&lt;0" calcext:base-cell-address="'2024'.H34"/>
            <calcext:condition calcext:apply-style-name="ConditionalStyle_45" calcext:value="&gt;0" calcext:base-cell-address="'2024'.H34"/>
          </calcext:conditional-format>
          <calcext:conditional-format calcext:target-range-address="'2024'.H16:'2024'.H16">
            <calcext:condition calcext:apply-style-name="ConditionalStyle_50" calcext:value="=0" calcext:base-cell-address="'2024'.H16"/>
            <calcext:condition calcext:apply-style-name="ConditionalStyle_49" calcext:value="&lt;0" calcext:base-cell-address="'2024'.H16"/>
            <calcext:condition calcext:apply-style-name="ConditionalStyle_48" calcext:value="&gt;0" calcext:base-cell-address="'2024'.H16"/>
          </calcext:conditional-format>
          <calcext:conditional-format calcext:target-range-address="'2024'.G1:'2024'.G1048576 '2024'.D1:'2024'.D1048576">
            <calcext:condition calcext:apply-style-name="Good" calcext:value="=&quot;OK&quot;" calcext:base-cell-address="'2024'.D1"/>
          </calcext:conditional-format>
        </calcext:conditional-formats>
      </table:table>
      <table:table table:name="2025" table:style-name="ta2">
        <table:table-column table:style-name="co6" table:default-cell-style-name="ce1"/>
        <table:table-column table:style-name="co2" table:default-cell-style-name="ce1"/>
        <table:table-column table:style-name="co3" table:default-cell-style-name="ce7"/>
        <table:table-column table:style-name="co5" table:default-cell-style-name="ce1"/>
        <table:table-column table:style-name="co3" table:default-cell-style-name="ce7"/>
        <table:table-column table:style-name="co3" table:default-cell-style-name="ce17"/>
        <table:table-column table:style-name="co6" table:default-cell-style-name="ce1"/>
        <table:table-column table:style-name="co6" table:visibility="collapse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Janeiro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/>
          <table:table-cell table:style-name="ce3" office:value-type="string" calcext:value-type="string">
            <text:p>Salário Nassau</text:p>
          </table:table-cell>
          <table:table-cell table:style-name="ce41" table:number-columns-repeated="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/>
          <table:table-cell table:style-name="ce3" office:value-type="string" calcext:value-type="string">
            <text:p>Seguro Desemprego</text:p>
          </table:table-cell>
          <table:table-cell table:style-name="ce41" table:number-columns-repeated="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/>
          <table:table-cell table:style-name="ce3" office:value-type="string" calcext:value-type="string">
            <text:p>Juliano - Ajuda</text:p>
          </table:table-cell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 office:value-type="string" calcext:value-type="string">
            <text:p>Carlucio - Divida</text:p>
          </table:table-cell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 office:value-type="string" calcext:value-type="string">
            <text:p>Caixinha Nu</text:p>
          </table:table-cell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Will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5:.$C$16])" office:value-type="float" office:value="24.82" calcext:value-type="float">
            <text:p><text:s/>R$ 24,82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5:.$E$16])" office:value-type="float" office:value="0" calcext:value-type="float">
            <text:p><text:s/>R$ - <text:s text:c="2"/></text:p>
          </table:table-cell>
          <table:table-cell table:style-name="ce23" table:formula="of:=SUBTOTAL(109;[$'2025'.$F$5:.$F$16])+[$'2025'.$E$17]-[$'2025'.$C$17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7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Fevereiro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/>
          <table:table-cell table:style-name="ce3" office:value-type="string" calcext:value-type="string">
            <text:p>Salário Nassau</text:p>
          </table:table-cell>
          <table:table-cell table:style-name="ce41"/>
          <table:table-cell table:style-name="ce41" table:formula="of:=[$'2025'.$F$17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/>
          <table:table-cell table:style-name="ce3" office:value-type="string" calcext:value-type="string">
            <text:p>Seguro Desemprego</text:p>
          </table:table-cell>
          <table:table-cell table:style-name="ce41" table:number-columns-repeated="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Will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21:.$C$33])" office:value-type="float" office:value="0" calcext:value-type="float">
            <text:p><text:s/>R$ - <text:s text:c="2"/>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21:.$E$33])" office:value-type="float" office:value="0" calcext:value-type="float">
            <text:p><text:s/>R$ - <text:s text:c="2"/></text:p>
          </table:table-cell>
          <table:table-cell table:style-name="ce24" table:formula="of:=SUBTOTAL(109;[$'2025'.$F$21:.$F$33])+[$'2025'.$E$34]-[$'2025'.$C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arço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5"/>
          <table:table-cell table:style-name="ce22"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38:.$C$49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38:.$E$49])" office:value-type="float" office:value="2702" calcext:value-type="float">
            <text:p><text:s/>R$ 2.702,00 </text:p>
          </table:table-cell>
          <table:table-cell table:style-name="ce25" table:formula="of:=SUBTOTAL(109;[$'2025'.$F$38:.$F$49])+[$'2025'.$E$50]-[$'2025'.$C$50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54:.$C$65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54:.$E$65])" office:value-type="float" office:value="2702" calcext:value-type="float">
            <text:p><text:s/>R$ 2.702,00 </text:p>
          </table:table-cell>
          <table:table-cell table:style-name="ce26" table:formula="of:=SUBTOTAL(109;[$'2025'.$F$54:.$F$65])+[$'2025'.$E$66]-[$'2025'.$C$66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70:.$C$81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70:.$E$81])" office:value-type="float" office:value="2702" calcext:value-type="float">
            <text:p><text:s/>R$ 2.702,00 </text:p>
          </table:table-cell>
          <table:table-cell table:style-name="ce27" table:formula="of:=SUBTOTAL(109;[$'2025'.$F$70:.$F$81])+[$'2025'.$E$82]-[$'2025'.$C$82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86:.$C$97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86:.$E$97])" office:value-type="float" office:value="2702" calcext:value-type="float">
            <text:p><text:s/>R$ 2.702,00 </text:p>
          </table:table-cell>
          <table:table-cell table:style-name="ce28" table:formula="of:=SUBTOTAL(109;[$'2025'.$F$86:.$F$97])+[$'2025'.$E$98]-[$'2025'.$C$98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02:.$C$113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02:.$E$113])" office:value-type="float" office:value="2702" calcext:value-type="float">
            <text:p><text:s/>R$ 2.702,00 </text:p>
          </table:table-cell>
          <table:table-cell table:style-name="ce29" table:formula="of:=SUBTOTAL(109;[$'2025'.$F$102:.$F$113])+[$'2025'.$E$114]-[$'2025'.$C$114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18:.$C$129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18:.$E$129])" office:value-type="float" office:value="2702" calcext:value-type="float">
            <text:p><text:s/>R$ 2.702,00 </text:p>
          </table:table-cell>
          <table:table-cell table:style-name="ce30" table:formula="of:=SUBTOTAL(109;[$'2025'.$F$118:.$F$129])+[$'2025'.$E$130]-[$'2025'.$C$130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34:.$C$145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34:.$E$145])" office:value-type="float" office:value="2702" calcext:value-type="float">
            <text:p><text:s/>R$ 2.702,00 </text:p>
          </table:table-cell>
          <table:table-cell table:style-name="ce31" table:formula="of:=SUBTOTAL(109;[$'2025'.$F$134:.$F$145])+[$'2025'.$E$146]-[$'2025'.$C$146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50:.$C$161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50:.$E$161])" office:value-type="float" office:value="2702" calcext:value-type="float">
            <text:p><text:s/>R$ 2.702,00 </text:p>
          </table:table-cell>
          <table:table-cell table:style-name="ce19" table:formula="of:=SUBTOTAL(109;[$'2025'.$F$150:.$F$161])+[$'2025'.$E$162]-[$'2025'.$C$162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66:.$C$177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66:.$E$177])" office:value-type="float" office:value="2702" calcext:value-type="float">
            <text:p><text:s/>R$ 2.702,00 </text:p>
          </table:table-cell>
          <table:table-cell table:style-name="ce20" table:formula="of:=SUBTOTAL(109;[$'2025'.$F$166:.$F$177])+[$'2025'.$E$178]-[$'2025'.$C$178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bril</text:p>
          </table:table-cell>
          <table:covered-table-cell table:number-columns-repeated="4" table:style-name="ce8"/>
          <table:table-cell table:number-columns-repeated="16378"/>
        </table:table-row>
        <table:table-row table:style-name="ro1">
          <table:table-cell/>
          <table:table-cell table:style-name="ce63" office:value-type="string" calcext:value-type="string">
            <text:p>Desp. Discrição</text:p>
          </table:table-cell>
          <table:table-cell table:style-name="ce68" office:value-type="string" office:string-value="Despesa" calcext:value-type="string">
            <text:p><text:s/>Despesa </text:p>
          </table:table-cell>
          <table:table-cell table:style-name="ce63" office:value-type="string" calcext:value-type="string">
            <text:p>Reic. Descrição</text:p>
          </table:table-cell>
          <table:table-cell table:style-name="ce68" office:value-type="string" office:string-value="Receita" calcext:value-type="string">
            <text:p><text:s/>Receita </text:p>
          </table:table-cell>
          <table:table-cell table:style-name="ce74" office:value-type="string" office:string-value="..." calcext:value-type="string">
            <text:p><text:s/>...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radesco</text:p>
          </table:table-cell>
          <table:table-cell table:style-name="ce41" office:value-type="float" office:value="12.99" calcext:value-type="float">
            <text:p><text:s/>R$ 12,99 </text:p>
          </table:table-cell>
          <table:table-cell table:style-name="ce3" office:value-type="string" calcext:value-type="string">
            <text:p>Salário Nassau</text:p>
          </table:table-cell>
          <table:table-cell table:style-name="ce41" office:value-type="float" office:value="1290" calcext:value-type="float">
            <text:p><text:s/>R$ 1.290,00 </text:p>
          </table:table-cell>
          <table:table-cell table:style-name="ce41" table:formula="of:=[$'2025'.$F$34]" office:value-type="float" office:value="-24.82" calcext:value-type="float">
            <text:p>-R$ 24,82 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Jhon</text:p>
          </table:table-cell>
          <table:table-cell table:style-name="ce41" office:value-type="float" office:value="53.86" calcext:value-type="float">
            <text:p><text:s/>R$ 53,86 </text:p>
          </table:table-cell>
          <table:table-cell table:style-name="ce3" office:value-type="string" calcext:value-type="string">
            <text:p>Seguro Desemprego</text:p>
          </table:table-cell>
          <table:table-cell table:style-name="ce41" office:value-type="float" office:value="1412" calcext:value-type="float">
            <text:p><text:s/>R$ 1.412,00 </text:p>
          </table:table-cell>
          <table:table-cell table:style-name="ce4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artão Nu - Nath</text:p>
          </table:table-cell>
          <table:table-cell table:style-name="ce41" office:value-type="float" office:value="26.9" calcext:value-type="float">
            <text:p><text:s/>R$ 26,9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oelb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mbasa</text:p>
          </table:table-cell>
          <table:table-cell table:style-name="ce41"/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Jhon</text:p>
          </table:table-cell>
          <table:table-cell table:style-name="ce41" office:value-type="float" office:value="376.07" calcext:value-type="float">
            <text:p><text:s/>R$ 376,07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Estácio - Nath</text:p>
          </table:table-cell>
          <table:table-cell table:style-name="ce41" office:value-type="float" office:value="174.31" calcext:value-type="float">
            <text:p><text:s/>R$ 174,31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ath</text:p>
          </table:table-cell>
          <table:table-cell table:style-name="ce41" office:value-type="float" office:value="24.82" calcext:value-type="float">
            <text:p><text:s/>R$ 24,82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Hiper - Nilvan</text:p>
          </table:table-cell>
          <table:table-cell table:style-name="ce41" table:formula="of:=260" office:value-type="float" office:value="260" calcext:value-type="float">
            <text:p><text:s/>R$ 26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Magazine Luiza</text:p>
          </table:table-cell>
          <table:table-cell table:style-name="ce41" office:value-type="float" office:value="104" calcext:value-type="float">
            <text:p><text:s/>R$ 104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Silva Calçados</text:p>
          </table:table-cell>
          <table:table-cell table:style-name="ce41" office:value-type="float" office:value="91" calcext:value-type="float">
            <text:p><text:s/>R$ 91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Feira</text:p>
          </table:table-cell>
          <table:table-cell table:style-name="ce41" office:value-type="float" office:value="700" calcext:value-type="float">
            <text:p><text:s/>R$ 700,00 </text:p>
          </table:table-cell>
          <table:table-cell table:style-name="ce3"/>
          <table:table-cell table:style-name="ce41"/>
          <table:table-cell table:style-name="ce18"/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BTOTAL(109;[$'2025'.$C$182:.$C$193])" office:value-type="float" office:value="1823.95" calcext:value-type="float">
            <text:p><text:s/>R$ 1.823,95 </text:p>
          </table:table-cell>
          <table:table-cell table:style-name="ce13" office:value-type="string" calcext:value-type="string">
            <text:p>Total</text:p>
          </table:table-cell>
          <table:table-cell table:style-name="ce15" table:formula="of:=SUBTOTAL(109;[$'2025'.$E$182:.$E$193])" office:value-type="float" office:value="2702" calcext:value-type="float">
            <text:p><text:s/>R$ 2.702,00 </text:p>
          </table:table-cell>
          <table:table-cell table:style-name="ce21" table:formula="of:=SUBTOTAL(109;[$'2025'.$F$182:.$F$193])+[$'2025'.$E$194]-[$'2025'.$C$194]" office:value-type="float" office:value="853.23" calcext:value-type="float">
            <text:p><text:s/>R$ 853,23 </text:p>
          </table:table-cell>
          <table:table-cell table:number-columns-repeated="16378"/>
        </table:table-row>
        <table:table-row table:style-name="ro2" table:number-rows-repeated="104838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2025'.F194:'2025'.F194">
            <calcext:condition calcext:apply-style-name="ConditionalStyle_8" calcext:value="=0" calcext:base-cell-address="'2025'.F194"/>
            <calcext:condition calcext:apply-style-name="ConditionalStyle_7" calcext:value="&lt;0" calcext:base-cell-address="'2025'.F194"/>
            <calcext:condition calcext:apply-style-name="ConditionalStyle_6" calcext:value="&gt;0" calcext:base-cell-address="'2025'.F194"/>
          </calcext:conditional-format>
          <calcext:conditional-format calcext:target-range-address="'2025'.F178:'2025'.F178">
            <calcext:condition calcext:apply-style-name="ConditionalStyle_11" calcext:value="=0" calcext:base-cell-address="'2025'.F178"/>
            <calcext:condition calcext:apply-style-name="ConditionalStyle_10" calcext:value="&lt;0" calcext:base-cell-address="'2025'.F178"/>
            <calcext:condition calcext:apply-style-name="ConditionalStyle_9" calcext:value="&gt;0" calcext:base-cell-address="'2025'.F178"/>
          </calcext:conditional-format>
          <calcext:conditional-format calcext:target-range-address="'2025'.F162:'2025'.F162">
            <calcext:condition calcext:apply-style-name="ConditionalStyle_14" calcext:value="=0" calcext:base-cell-address="'2025'.F162"/>
            <calcext:condition calcext:apply-style-name="ConditionalStyle_13" calcext:value="&lt;0" calcext:base-cell-address="'2025'.F162"/>
            <calcext:condition calcext:apply-style-name="ConditionalStyle_12" calcext:value="&gt;0" calcext:base-cell-address="'2025'.F162"/>
          </calcext:conditional-format>
          <calcext:conditional-format calcext:target-range-address="'2025'.F146:'2025'.F146">
            <calcext:condition calcext:apply-style-name="ConditionalStyle_17" calcext:value="=0" calcext:base-cell-address="'2025'.F146"/>
            <calcext:condition calcext:apply-style-name="ConditionalStyle_16" calcext:value="&lt;0" calcext:base-cell-address="'2025'.F146"/>
            <calcext:condition calcext:apply-style-name="ConditionalStyle_15" calcext:value="&gt;0" calcext:base-cell-address="'2025'.F146"/>
          </calcext:conditional-format>
          <calcext:conditional-format calcext:target-range-address="'2025'.F130:'2025'.F130">
            <calcext:condition calcext:apply-style-name="ConditionalStyle_20" calcext:value="=0" calcext:base-cell-address="'2025'.F130"/>
            <calcext:condition calcext:apply-style-name="ConditionalStyle_19" calcext:value="&lt;0" calcext:base-cell-address="'2025'.F130"/>
            <calcext:condition calcext:apply-style-name="ConditionalStyle_18" calcext:value="&gt;0" calcext:base-cell-address="'2025'.F130"/>
          </calcext:conditional-format>
          <calcext:conditional-format calcext:target-range-address="'2025'.F114:'2025'.F114">
            <calcext:condition calcext:apply-style-name="ConditionalStyle_23" calcext:value="=0" calcext:base-cell-address="'2025'.F114"/>
            <calcext:condition calcext:apply-style-name="ConditionalStyle_22" calcext:value="&lt;0" calcext:base-cell-address="'2025'.F114"/>
            <calcext:condition calcext:apply-style-name="ConditionalStyle_21" calcext:value="&gt;0" calcext:base-cell-address="'2025'.F114"/>
          </calcext:conditional-format>
          <calcext:conditional-format calcext:target-range-address="'2025'.F98:'2025'.F98">
            <calcext:condition calcext:apply-style-name="ConditionalStyle_26" calcext:value="=0" calcext:base-cell-address="'2025'.F98"/>
            <calcext:condition calcext:apply-style-name="ConditionalStyle_25" calcext:value="&lt;0" calcext:base-cell-address="'2025'.F98"/>
            <calcext:condition calcext:apply-style-name="ConditionalStyle_24" calcext:value="&gt;0" calcext:base-cell-address="'2025'.F98"/>
          </calcext:conditional-format>
          <calcext:conditional-format calcext:target-range-address="'2025'.F82:'2025'.F82">
            <calcext:condition calcext:apply-style-name="ConditionalStyle_29" calcext:value="=0" calcext:base-cell-address="'2025'.F82"/>
            <calcext:condition calcext:apply-style-name="ConditionalStyle_28" calcext:value="&lt;0" calcext:base-cell-address="'2025'.F82"/>
            <calcext:condition calcext:apply-style-name="ConditionalStyle_27" calcext:value="&gt;0" calcext:base-cell-address="'2025'.F82"/>
          </calcext:conditional-format>
          <calcext:conditional-format calcext:target-range-address="'2025'.F66:'2025'.F66">
            <calcext:condition calcext:apply-style-name="ConditionalStyle_32" calcext:value="=0" calcext:base-cell-address="'2025'.F66"/>
            <calcext:condition calcext:apply-style-name="ConditionalStyle_31" calcext:value="&lt;0" calcext:base-cell-address="'2025'.F66"/>
            <calcext:condition calcext:apply-style-name="ConditionalStyle_30" calcext:value="&gt;0" calcext:base-cell-address="'2025'.F66"/>
          </calcext:conditional-format>
          <calcext:conditional-format calcext:target-range-address="'2025'.F50:'2025'.F50">
            <calcext:condition calcext:apply-style-name="ConditionalStyle_35" calcext:value="=0" calcext:base-cell-address="'2025'.F50"/>
            <calcext:condition calcext:apply-style-name="ConditionalStyle_34" calcext:value="&lt;0" calcext:base-cell-address="'2025'.F50"/>
            <calcext:condition calcext:apply-style-name="ConditionalStyle_33" calcext:value="&gt;0" calcext:base-cell-address="'2025'.F50"/>
          </calcext:conditional-format>
          <calcext:conditional-format calcext:target-range-address="'2025'.F34:'2025'.F34">
            <calcext:condition calcext:apply-style-name="ConditionalStyle_38" calcext:value="=0" calcext:base-cell-address="'2025'.F34"/>
            <calcext:condition calcext:apply-style-name="ConditionalStyle_37" calcext:value="&lt;0" calcext:base-cell-address="'2025'.F34"/>
            <calcext:condition calcext:apply-style-name="ConditionalStyle_36" calcext:value="&gt;0" calcext:base-cell-address="'2025'.F34"/>
          </calcext:conditional-format>
          <calcext:conditional-format calcext:target-range-address="'2025'.F17:'2025'.F17">
            <calcext:condition calcext:apply-style-name="ConditionalStyle_41" calcext:value="=0" calcext:base-cell-address="'2025'.F17"/>
            <calcext:condition calcext:apply-style-name="ConditionalStyle_40" calcext:value="&lt;0" calcext:base-cell-address="'2025'.F17"/>
            <calcext:condition calcext:apply-style-name="ConditionalStyle_39" calcext:value="&gt;0" calcext:base-cell-address="'2025'.F17"/>
          </calcext:conditional-format>
        </calcext:conditional-formats>
      </table:table>
      <table:named-expressions/>
      <table:database-ranges>
        <table:database-range table:name="Abr_25" table:target-range-address="'2025'.B53:'2025'.F66" table:display-filter-buttons="true"/>
        <table:database-range table:name="Ago_25" table:target-range-address="'2025'.B117:'2025'.F130" table:display-filter-buttons="true"/>
        <table:database-range table:name="Dez" table:target-range-address="'2024'.B37:'2024'.H50" table:display-filter-buttons="true"/>
        <table:database-range table:name="Dez_25" table:target-range-address="'2025'.B181:'2025'.F194" table:display-filter-buttons="true"/>
        <table:database-range table:name="Fev_25" table:target-range-address="'2025'.B20:'2025'.F34" table:display-filter-buttons="true"/>
        <table:database-range table:name="Jan_25" table:target-range-address="'2025'.B4:'2025'.F17" table:display-filter-buttons="true"/>
        <table:database-range table:name="Jul_25" table:target-range-address="'2025'.B101:'2025'.F114" table:display-filter-buttons="true"/>
        <table:database-range table:name="Jun_25" table:target-range-address="'2025'.B85:'2025'.F98" table:display-filter-buttons="true"/>
        <table:database-range table:name="Mai_25" table:target-range-address="'2025'.B69:'2025'.F82" table:display-filter-buttons="true"/>
        <table:database-range table:name="Mar_25" table:target-range-address="'2025'.B37:'2025'.F50" table:display-filter-buttons="true"/>
        <table:database-range table:name="Nov" table:target-range-address="'2024'.B19:'2024'.H34" table:display-filter-buttons="true"/>
        <table:database-range table:name="Nov_25" table:target-range-address="'2025'.B165:'2025'.F178" table:display-filter-buttons="true"/>
        <table:database-range table:name="Out" table:target-range-address="'2024'.B3:'2024'.H16" table:display-filter-buttons="true"/>
        <table:database-range table:name="Out_25" table:target-range-address="'2025'.B149:'2025'.F162" table:display-filter-buttons="true"/>
        <table:database-range table:name="Set_25" table:target-range-address="'2025'.B133:'2025'.F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R$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7"/>
    <style:style style:name="ConditionalStyle_5f_44" style:display-name="ConditionalStyle_44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43" style:display-name="ConditionalStyle_43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42" style:display-name="ConditionalStyle_42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47" style:display-name="ConditionalStyle_47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46" style:display-name="ConditionalStyle_46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45" style:display-name="ConditionalStyle_45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50" style:display-name="ConditionalStyle_50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49" style:display-name="ConditionalStyle_49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48" style:display-name="ConditionalStyle_48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8" style:display-name="ConditionalStyle_8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7" style:display-name="ConditionalStyle_7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11" style:display-name="ConditionalStyle_11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10" style:display-name="ConditionalStyle_10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9" style:display-name="ConditionalStyle_9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14" style:display-name="ConditionalStyle_14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13" style:display-name="ConditionalStyle_13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12" style:display-name="ConditionalStyle_12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17" style:display-name="ConditionalStyle_17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16" style:display-name="ConditionalStyle_16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15" style:display-name="ConditionalStyle_15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20" style:display-name="ConditionalStyle_20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19" style:display-name="ConditionalStyle_19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18" style:display-name="ConditionalStyle_18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23" style:display-name="ConditionalStyle_23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22" style:display-name="ConditionalStyle_22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26" style:display-name="ConditionalStyle_26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25" style:display-name="ConditionalStyle_25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29" style:display-name="ConditionalStyle_29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28" style:display-name="ConditionalStyle_28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32" style:display-name="ConditionalStyle_32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31" style:display-name="ConditionalStyle_31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30" style:display-name="ConditionalStyle_30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35" style:display-name="ConditionalStyle_35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34" style:display-name="ConditionalStyle_34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38" style:display-name="ConditionalStyle_38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37" style:display-name="ConditionalStyle_37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36" style:display-name="ConditionalStyle_36" style:family="table-cell" style:parent-style-name="Default">
      <style:text-properties fo:color="#4ea72e">
        <loext:char-complex-color loext:theme-type="accent6" loext:color-type="theme"/>
      </style:text-properties>
    </style:style>
    <style:style style:name="ConditionalStyle_5f_41" style:display-name="ConditionalStyle_41" style:family="table-cell" style:parent-style-name="Default">
      <style:text-properties fo:color="#156082">
        <loext:char-complex-color loext:theme-type="accent1" loext:color-type="theme"/>
      </style:text-properties>
    </style:style>
    <style:style style:name="ConditionalStyle_5f_40" style:display-name="ConditionalStyle_40" style:family="table-cell" style:parent-style-name="Default">
      <style:text-properties fo:color="#c00000">
        <loext:char-complex-color loext:theme-type="dark1" loext:color-type="theme"/>
      </style:text-properties>
    </style:style>
    <style:style style:name="ConditionalStyle_5f_39" style:display-name="ConditionalStyle_39" style:family="table-cell" style:parent-style-name="Default">
      <style:text-properties fo:color="#4ea72e">
        <loext:char-complex-color loext:theme-type="accent6" loext:color-type="theme"/>
      </style:text-properties>
    </style:style>
    <draw:marker draw:name="Arrowheads_20_1" draw:display-name="Arrowhead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0:58:20.437727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" style:display-name="PageStyle_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honata Flores Sande</meta:initial-creator>
    <meta:creation-date>2024-10-02T13:40:06</meta:creation-date>
    <dc:date>2024-11-11T11:16:32.579501801</dc:date>
    <meta:generator>LibreOffice/24.2.7.2$Linux_X86_64 LibreOffice_project/420$Build-2</meta:generator>
    <meta:editing-duration>PT1H47M52S</meta:editing-duration>
    <meta:editing-cycles>8</meta:editing-cycles>
    <meta:document-statistic meta:table-count="2" meta:cell-count="640" meta:object-count="0"/>
    <meta:user-defined meta:name="AppVersion">16.0300</meta:user-defined>
  </office:meta>
</office:document-meta>
</file>